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815" officeooo:paragraph-rsid="000af815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Text_20_body" style:list-style-name="L19"/>
    <style:style style:name="P18" style:family="paragraph" style:parent-style-name="Text_20_body" style:list-style-name="L20"/>
    <style:style style:name="P19" style:family="paragraph" style:parent-style-name="Text_20_body" style:list-style-name="L21"/>
    <style:style style:name="P20" style:family="paragraph" style:parent-style-name="Text_20_body" style:list-style-name="L22"/>
    <style:style style:name="P21" style:family="paragraph" style:parent-style-name="Text_20_body">
      <style:paragraph-properties fo:margin-top="0cm" fo:margin-bottom="0cm" loext:contextual-spacing="false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9">
      <style:paragraph-properties fo:margin-top="0cm" fo:margin-bottom="0cm" loext:contextual-spacing="false"/>
    </style:style>
    <style:style style:name="P24" style:family="paragraph" style:parent-style-name="Text_20_body" style:list-style-name="L13">
      <style:paragraph-properties fo:margin-top="0cm" fo:margin-bottom="0cm" loext:contextual-spacing="false"/>
    </style:style>
    <style:style style:name="P25" style:family="paragraph" style:parent-style-name="Text_20_body" style:list-style-name="L15">
      <style:paragraph-properties fo:margin-top="0cm" fo:margin-bottom="0cm" loext:contextual-spacing="false"/>
    </style:style>
    <style:style style:name="P26" style:family="paragraph" style:parent-style-name="Text_20_body" style:list-style-name="L16">
      <style:paragraph-properties fo:margin-top="0cm" fo:margin-bottom="0cm" loext:contextual-spacing="false"/>
    </style:style>
    <style:style style:name="P27" style:family="paragraph" style:parent-style-name="Text_20_body" style:list-style-name="L17">
      <style:paragraph-properties fo:margin-top="0cm" fo:margin-bottom="0cm" loext:contextual-spacing="false"/>
    </style:style>
    <style:style style:name="P28" style:family="paragraph" style:parent-style-name="Text_20_body" style:list-style-name="L18">
      <style:paragraph-properties fo:margin-top="0cm" fo:margin-bottom="0cm" loext:contextual-spacing="false"/>
    </style:style>
    <style:style style:name="P29" style:family="paragraph" style:parent-style-name="Text_20_body" style:list-style-name="L19">
      <style:paragraph-properties fo:margin-top="0cm" fo:margin-bottom="0cm" loext:contextual-spacing="false"/>
    </style:style>
    <style:style style:name="P30" style:family="paragraph" style:parent-style-name="Text_20_body" style:list-style-name="L20">
      <style:paragraph-properties fo:margin-top="0cm" fo:margin-bottom="0cm" loext:contextual-spacing="false"/>
    </style:style>
    <style:style style:name="P31" style:family="paragraph" style:parent-style-name="Text_20_body" style:list-style-name="L21">
      <style:paragraph-properties fo:margin-top="0cm" fo:margin-bottom="0cm" loext:contextual-spacing="false"/>
    </style:style>
    <style:style style:name="P32" style:family="paragraph" style:parent-style-name="Text_20_body" style:list-style-name="L22">
      <style:paragraph-properties fo:margin-top="0cm" fo:margin-bottom="0cm" loext:contextual-spacing="false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Installer_Laravel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Installer_Laravel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Section1">
        <text:section text:style-name="Sect1" text:name="readme">
          <text:h text:style-name="Heading_20_1" text:outline-level="1"><text:bookmark text:name="user-content-laravel-55"/>LARAVEL 5.5</text:h>
          <text:p text:style-name="Text_20_body">Tuto utilisé : <text:a xlink:type="simple" xlink:href="https://laravel.com/docs/5.5/installation" text:style-name="Internet_20_link" text:visited-style-name="Visited_20_Internet_20_Link">Lien tuto Installation Laravel 5.5</text:a></text:p>
          <text:p text:style-name="Text_20_body"><text:span text:style-name="Strong_20_Emphasis">Vérifier que la version de notre PHP est supérieure à 7.</text:span></text:p>
          <text:h text:style-name="Heading_20_2" text:outline-level="2"><text:bookmark text:name="user-content-mettre-le-bon-chemin-path"/>Mettre le bon chemin $PATH</text:h>
          <text:list xml:id="list215784926" text:style-name="L9">
            <text:list-item>
              <text:p text:style-name="P7">Touches : windows + pause</text:p>
            </text:list-item>
            <text:list-item>
              <text:p text:style-name="P7">Choisir :</text:p>
              <text:list>
                <text:list-item>
                  <text:p text:style-name="P23">paramètres systèmes avancés </text:p>
                </text:list-item>
                <text:list-item>
                  <text:p text:style-name="P23">variables d'environnement </text:p>
                </text:list-item>
                <text:list-item>
                  <text:p text:style-name="P23">double clic sur PATH </text:p>
                </text:list-item>
              </text:list>
            </text:list-item>
            <text:list-item>
              <text:p text:style-name="P7"><text:span text:style-name="Emphasis">S'il n'y a pas la bonne version PHP dans le chemin d'accès</text:span> :</text:p>
              <text:list>
                <text:list-item>
                  <text:p text:style-name="P23">Nouveau </text:p>
                </text:list-item>
                <text:list-item>
                  <text:p text:style-name="P23">Copier le chemin : C:\wamp64\bin\php\php7.0.23 </text:p>
                </text:list-item>
                <text:list-item>
                  <text:p text:style-name="P23">OK </text:p>
                </text:list-item>
              </text:list>
            </text:list-item>
            <text:list-item>
              <text:p text:style-name="P7">Réouvrir Bash, vérifier la version de PHP en entrant la commande : $ php -v</text:p>
            </text:list-item>
          </text:list>
          <text:h text:style-name="Heading_20_2" text:outline-level="2"><text:bookmark text:name="user-content-installer-composer"/>Installer Composer</text:h>
          <text:list xml:id="list3632466429" text:style-name="L10">
            <text:list-item>
              <text:p text:style-name="P8">Télécharger Composer via le lien : <text:a xlink:type="simple" xlink:href="https://getcomposer.org/download/" text:style-name="Internet_20_link" text:visited-style-name="Visited_20_Internet_20_Link">Lien téléchargement</text:a></text:p>
              <text:p text:style-name="P8"><text:span text:style-name="Emphasis">Lors de l'installation vérifier le chemin d'accès : wamp64\bin\php\php.exe</text:span></text:p>
            </text:list-item>
            <text:list-item>
              <text:p text:style-name="P8">Réouvrir Bash et entrer la commande : composer</text:p>
              <text:p text:style-name="P8"><text:span text:style-name="Emphasis">les informations sur composer doivent s'afficher</text:span></text:p>
            </text:list-item>
            <text:list-item>
              <text:p text:style-name="P8">Entrer la commande : composer global require "laravel/installer"</text:p>
              <text:p text:style-name="P8"><text:span text:style-name="Emphasis">Installation des composants</text:span></text:p>
            </text:list-item>
            <text:list-item>
              <text:p text:style-name="P8">Ouvrir Bash dans le répertoire où l'on souhaite mettre notre projet et entrer la commande : laravel new NomProjet</text:p>
              <text:p text:style-name="P8"><text:span text:style-name="Emphasis">Installation des composants</text:span></text:p>
            </text:list-item>
            <text:list-item>
              <text:p text:style-name="P8">Ouvrir Bash à l'intérieur du dossier de notre projet et entre la commande : php artisan serve</text:p>
            </text:list-item>
            <text:list-item>
              <text:p text:style-name="P8">Les lignes suivantes apparaissent :</text:p>
            </text:list-item>
          </text:list>
          <text:p text:style-name="Quotations">Laravel development server started: <text:a xlink:type="simple" xlink:href="http://127.0.0.1:8000/" text:style-name="Internet_20_link" text:visited-style-name="Visited_20_Internet_20_Link">http://127.0.0.1:8000</text:a> [Mon Jan 15 10:53:15 2018] 127.0.0.1:52136 [200]: /favicon.ico [Mon Jan 15 10:54:07 2018] 127.0.0.1:52137 Invalid request (Unexpected EOF) [Mon Jan 15 10:54:07 2018] 127.0.0.1:52139 Invalid request (Unexpected EOF)</text:p>
          <text:list xml:id="list3669990422" text:style-name="L11">
            <text:list-item>
              <text:p text:style-name="P9">Pour ouvrir la page d'accueil de Laravel : Ouvrir dans le navigateur : localhost:8000</text:p>
            </text:list-item>
            <text:list-item>
              <text:p text:style-name="P9"><text:soft-page-break/><text:span text:style-name="Strong_20_Emphasis">Ne pas sortir de cette commande (</text:span><text:span text:style-name="Strong_20_Emphasis"><text:span text:style-name="Emphasis">$ php artisan serve</text:span></text:span><text:span text:style-name="Strong_20_Emphasis">) pour pouvoir afficher la page d'accueuil Laravel</text:span></text:p>
            </text:list-item>
            <text:list-item>
              <text:p text:style-name="P9"><text:span text:style-name="Strong_20_Emphasis">Dans une nouvelle fenêtre Git Bash, vérifier la version de Laravel</text:span> avec la commande : $ php artisan --version</text:p>
              <text:p text:style-name="P9"><text:span text:style-name="Emphasis">La ligne suivante apparait en indiquant la version de Laravel : "Laravel Framework 5.5.28"</text:span></text:p>
            </text:list-item>
          </text:list>
          <text:h text:style-name="Heading_20_2" text:outline-level="2"><text:bookmark text:name="user-content-quest-ce-que-composer-"/>Qu'est-ce que Composer ?</text:h>
          <text:p text:style-name="Text_20_body"><text:span text:style-name="Strong_20_Emphasis">Composer est un outil pour gérer les dépendances en PHP.</text:span> Les <text:span text:style-name="Strong_20_Emphasis">dépendances</text:span>, dans un projet, ce sont toutes <text:span text:style-name="Strong_20_Emphasis">les bibliothèques</text:span> dont votre projet dépend pour fonctionner. Par exemple, votre projet utilise la bibliothèque SwiftMailer pour envoyer des e-mails, il « dépend » donc de SwiftMailer. Autrement dit, SwiftMailer est une dépendance dans votre projet.</text:p>
          <text:h text:style-name="Heading_20_3" text:outline-level="3"><text:bookmark text:name="user-content-concrètement-comment-ça-marche-"/>Concrètement, comment ça marche ?</text:h>
          <text:p text:style-name="Text_20_body">Concrètement, voici comment s'utilise Composer :</text:p>
          <text:list xml:id="list303454645" text:style-name="L12">
            <text:list-item>
              <text:p text:style-name="P10">On définit dans un fichier la liste des bibliothèques dont le projet dépend, ainsi que leur version ;</text:p>
            </text:list-item>
            <text:list-item>
              <text:p text:style-name="P10">On exécute une commande pour installer ou mettre à jour ces bibliothèques (et leurs propres dépendances donc) ;</text:p>
            </text:list-item>
          </text:list>
          <text:p text:style-name="Text_20_body">On inclut alors le fichier d'<text:span text:style-name="Emphasis">autoload</text:span> généré par Composer dans notre projet.</text:p>
          <text:p text:style-name="Text_20_body"><text:span text:style-name="Emphasis">Exemple : michelf/markdown</text:span></text:p>
          <text:list xml:id="list4147888416" text:style-name="L13">
            <text:list-item>
              <text:p text:style-name="P24">Commande "composer init" </text:p>
            </text:list-item>
            <text:list-item>
              <text:p text:style-name="P24">Définir les différentes dépendances ? yes </text:p>
            </text:list-item>
            <text:list-item>
              <text:p text:style-name="P24">Commande "composer install" </text:p>
            </text:list-item>
            <text:list-item>
              <text:p text:style-name="P11">Importer dans la page le fichier "autoload.php" : </text:p>
            </text:list-item>
          </text:list>
          <text:p text:style-name="Preformatted_20_Text">&lt;?php </text:p>
          <text:p text:style-name="Preformatted_20_Text"><text:s text:c="8"/>require "vendor/autoload.php"; </text:p>
          <text:p text:style-name="P33">?&gt;</text:p>
          <text:list xml:id="list2297315677" text:style-name="L14">
            <text:list-item>
              <text:p text:style-name="P12">Indiquer la librairie que l'on souhaite utiliser </text:p>
            </text:list-item>
          </text:list>
          <text:p text:style-name="Preformatted_20_Text">&lt;?php </text:p>
          <text:p text:style-name="Preformatted_20_Text"><text:s text:c="8"/>require "vendor/autoload.php"; </text:p>
          <text:p text:style-name="Preformatted_20_Text"><text:s text:c="8"/>use \Michelf\Markdown ; </text:p>
          <text:p text:style-name="P33">?&gt;</text:p>
          <text:h text:style-name="Heading_20_2" text:outline-level="2"><text:bookmark text:name="user-content-installer-la-debug-bar-laravel"/>Installer la DEBUG BAR Laravel</text:h>
          <text:list xml:id="list2201944079" text:style-name="L15">
            <text:list-item>
              <text:p text:style-name="P25">Ouvrir Git Bash dans le dossier du projet </text:p>
            </text:list-item>
            <text:list-item>
              <text:p text:style-name="P25">Commande : <text:span text:style-name="Emphasis">composer require barryvdh/laravel-debugbar --dev</text:span> </text:p>
            </text:list-item>
            <text:list-item>
              <text:p text:style-name="P13">Se rendre sur la page d'accueil Laravel pour vérifier la présence de la Debug Bar </text:p>
            </text:list-item>
          </text:list>
          <text:h text:style-name="Heading_20_2" text:outline-level="2"><text:bookmark text:name="user-content-installer-le-plugin-laravel-dans-sublim-text"/><text:soft-page-break/>Installer le Plugin Laravel dans Sublim Text</text:h>
          <text:list xml:id="list2102701712" text:style-name="L16">
            <text:list-item>
              <text:p text:style-name="P26">"ctrl + shift + p" </text:p>
            </text:list-item>
            <text:list-item>
              <text:p text:style-name="P26">Ecrire : Install </text:p>
            </text:list-item>
            <text:list-item>
              <text:p text:style-name="P26">Sélectionner : "Package Control : Install Package" </text:p>
            </text:list-item>
            <text:list-item>
              <text:p text:style-name="P26">"ctrl + shift + p" </text:p>
            </text:list-item>
            <text:list-item>
              <text:p text:style-name="P26">Ecrire : Install </text:p>
            </text:list-item>
            <text:list-item>
              <text:p text:style-name="P26">Sélectionner : "Package Control : Install Package" </text:p>
            </text:list-item>
            <text:list-item>
              <text:p text:style-name="P14">Ouverture d'une nouvelle liste déroulante, choisir "Laravel 5 artisan" </text:p>
            </text:list-item>
          </text:list>
          <text:h text:style-name="Heading_20_2" text:outline-level="2"><text:bookmark text:name="user-content-installer-lide-helper-sur-phpstorm"/>Installer l'IDE Helper sur PhpStorm</text:h>
          <text:list xml:id="list1353943892" text:style-name="L17">
            <text:list-item>
              <text:p text:style-name="P27">Ouvrir Git Bash dans le dossier du projet </text:p>
            </text:list-item>
            <text:list-item>
              <text:p text:style-name="P27">Commande : <text:span text:style-name="Emphasis">composer require barryvdh/laravel-ide-helper</text:span> </text:p>
            </text:list-item>
            <text:list-item>
              <text:p text:style-name="P27">Mettre à jour Composer, commande : <text:span text:style-name="Emphasis">composer update</text:span> </text:p>
            </text:list-item>
            <text:list-item>
              <text:p text:style-name="P27">Ajouter dans le fichier config/app.php , à la fin du tableau "provider" : Barryvdh\LaravelIdeHelper\IdeHelperServiceProvider::class, </text:p>
            </text:list-item>
            <text:list-item>
              <text:p text:style-name="P27">Installer le package, commande : <text:span text:style-name="Emphasis">composer require --dev barryvdh/laravel-ide-helper</text:span> (le --dev est à utiliser quand on est en local) </text:p>
            </text:list-item>
            <text:list-item>
              <text:p text:style-name="P15">Ajouter dans le fichier app/Providers/AppServiceProvider.php , dans la fonction register () </text:p>
            </text:list-item>
          </text:list>
          <text:p text:style-name="Preformatted_20_Text"><text:s text:c="8"/>public function register()</text:p>
          <text:p text:style-name="Preformatted_20_Text"><text:s text:c="8"/>{</text:p>
          <text:p text:style-name="Preformatted_20_Text"><text:s text:c="12"/>if ($this-&gt;app-&gt;environment() !== 'production') {</text:p>
          <text:p text:style-name="Preformatted_20_Text"><text:s text:c="16"/>$this-&gt;app-&gt;register(\Barryvdh\LaravelIdeHelper\IdeHelperServiceProvider::class);</text:p>
          <text:p text:style-name="Preformatted_20_Text"><text:s text:c="12"/>}</text:p>
          <text:p text:style-name="Preformatted_20_Text"><text:s text:c="12"/>// ...</text:p>
          <text:p text:style-name="P33"><text:s text:c="8"/>}</text:p>
          <text:h text:style-name="Heading_20_2" text:outline-level="2"><text:bookmark text:name="user-content-installer-le-plugin-laravel-dans-phpstorm"/>Installer le Plugin Laravel dans PhpStorm</text:h>
          <text:list xml:id="list3145798449" text:style-name="L18">
            <text:list-item>
              <text:p text:style-name="P28">Dans PhpStorm : File / Settings / Browse Repository </text:p>
            </text:list-item>
            <text:list-item>
              <text:p text:style-name="P28">Entrer "Laravel" dans la barre de recherche </text:p>
            </text:list-item>
            <text:list-item>
              <text:p text:style-name="P28">Sélectionner "Laravel Plugin" </text:p>
            </text:list-item>
            <text:list-item>
              <text:p text:style-name="P28">Installer </text:p>
            </text:list-item>
            <text:list-item>
              <text:p text:style-name="P28">Redémarrer PhpStorm </text:p>
            </text:list-item>
            <text:list-item>
              <text:p text:style-name="P16">Dans la bulle verte, en bas à droite de PhpStorm, cliquer sur "autoconfig" </text:p>
            </text:list-item>
          </text:list>
          <text:h text:style-name="Heading_20_1" text:outline-level="1"><text:bookmark text:name="user-content-phpstorm"/>PhpStorm</text:h>
          <text:h text:style-name="Heading_20_2" text:outline-level="2"><text:bookmark text:name="user-content-augmenter-la-taille-de-police-dans-phpstorm"/>Augmenter la taille de police dans PhpStorm</text:h>
          <text:list xml:id="list1387621775" text:style-name="L19">
            <text:list-item>
              <text:p text:style-name="P29">Ctrl + Shift + a </text:p>
            </text:list-item>
            <text:list-item>
              <text:p text:style-name="P17">Choisir "Increase font size" </text:p>
            </text:list-item>
          </text:list>
          <text:h text:style-name="Heading_20_2" text:outline-level="2"><text:bookmark text:name="user-content-accéder-au-code-de-la-page-depuis-le-code-dune-autre-page"/><text:soft-page-break/>Accéder au code de la page depuis le code d'une autre page</text:h>
          <text:list xml:id="list1484770379" text:style-name="L20">
            <text:list-item>
              <text:p text:style-name="P30">"Ctrl + clic" sur le nom de la page </text:p>
            </text:list-item>
            <text:list-item>
              <text:p text:style-name="P18">ou "Ctrl + b" sur le nom de la page </text:p>
            </text:list-item>
          </text:list>
        </text:section>
      </text:section>
      <text:list xml:id="list2879223212" text:style-name="L21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34:47.832000000</meta:creation-date>
    <dc:date>2018-01-29T16:37:20.562000000</dc:date>
    <meta:editing-duration>PT2M32S</meta:editing-duration>
    <meta:editing-cycles>1</meta:editing-cycles>
    <meta:document-statistic meta:table-count="0" meta:image-count="0" meta:object-count="0" meta:page-count="4" meta:paragraph-count="91" meta:word-count="735" meta:character-count="4635" meta:non-whitespace-character-count="3910"/>
    <meta:generator>LibreOffice/5.4.1.2$Windows_X86_64 LibreOffice_project/ea7cb86e6eeb2bf3a5af73a8f7777ac570321527</meta:generator>
  </office:meta>
</office:document-meta>
</file>